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Cooper, 2008 #932}</text:p>
      <text:p text:style-name="Text_20_body">COOPER, M. 2008. <text:span text:style-name="T1">Life as surplus : biotechnology and capitalism in the neoliberal era</text:span>. University of Washington Press, Seattle.</text:p>
      <text:p text:style-name="Text_20_body">[W]hat these reforms have formalized is the prospective value of promise, turning life science speculation into a highly profitable – indeed rational – enterprise. 28</text:p>
      <text:p text:style-name="Text_20_body">The peculiarity of capital on this argument would lie in its tendency to create both an excess of promise and an excess of waste, or in Marx's words, a promissory surplus of life and actual devastation of life in the present. 58</text:p>
      <text:p text:style-name="Text_20_body">In contrast, what stem cell science seeks to produce is not the potential organism … but rather <text:span text:style-name="T1">biological promise itself, in a state of nascent transformability. </text:span><text:span text:style-name="T2">140</text:span></text:p>
      <text:p text:style-name="Text_20_body"><text:span text:style-name="T2">There is thus a tight institutional alliance between the arts of speculative promise and risk-taking and commercial modes of speculation such that the recent life sciences are increasingly attuned to the indeterminate promises of cellular life itself. 142</text:span></text:p>
      <text:p text:style-name="Text_20_body">In short, what is at stake and what is new in the contemporary biosciences is not so much the commodification of biological life – that is a foregone conclusion – but rather its transmutation into speculative surplus value. 1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</meta:initial-creator>
    <meta:creation-date>2009-03-31T16:58:39.38</meta:creation-date>
    <dc:date>2009-03-31T17:10:25.09</dc:date>
    <dc:creator>abm</dc:creator>
    <meta:editing-duration>PT00H11M53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7" meta:word-count="193" meta:character-count="1188"/>
  </office:meta>
</office:document-meta>
</file>